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2,837,800,000.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2,359,700,000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1,992,600,000.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1,890,600,000.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1,142,900,000.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0,494,600,000.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0,720,500,000.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0,070,450,000.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0,095,760,000.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9,981,960,000.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0,526,000,000.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0,618,340,000.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0,167,250,000.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9,836,200,000.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9,055,290,000.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8,870,090,000.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8,881,160,000.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8,317,830,000.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8,076,470,000.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7,683,870,000.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6,833,220,000.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6,332,360,000.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3,609,000,00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05T12:24:23.454215804</dc:date>
    <meta:editing-duration>PT30M37S</meta:editing-duration>
    <meta:editing-cycles>12</meta:editing-cycles>
    <meta:generator>LibreOffice/7.2.6.2$Linux_X86_64 LibreOffice_project/20$Build-2</meta:generator>
    <meta:document-statistic meta:table-count="1" meta:cell-count="48" meta:object-count="0"/>
  </office:meta>
</office:document-meta>
</file>